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Noun</text:h>
      <text:list xml:id="list1999337106" text:style-name="L1">
        <text:list-item>
          <text:p text:style-name="P2"><text:span text:style-name="T1">incident-</text:span>n1'(e,e0,e1) ↔ event'(e,e0) &amp; cause'(e0,e1)</text:p>
          <text:p text:style-name="P2"><text:s/>(a single distinct event) </text:p>
          <text:p text:style-name="P2">(e1 is a handle)</text:p>
          <text:p text:style-name="P2">----------------------------------------</text:p>
          <text:p text:style-name="P2">special</text:p>
        </text:list-item>
        <text:list-item>
          <text:p text:style-name="P2"><text:s/><text:span text:style-name="T1">incident-n2</text:span> (a public disturbance) <text:span text:style-name="T2">"the police investigated an incident at the bus station"</text:span> </text:p>
        </text:list-item>
      </text:list>
      <text:h text:style-name="Heading_20_3" text:outline-level="3">Adjective</text:h>
      <text:list xml:id="list1928553720" text:style-name="L2">
        <text:list-item>
          <text:p text:style-name="P1"><text:a xlink:type="simple" xlink:href="http://wordnetweb.princeton.edu/perl/webwn?o2=&amp;o0=1&amp;o7=&amp;o5=&amp;o1=1&amp;o6=&amp;o4=&amp;o3=&amp;s=incident&amp;i=3&amp;h=0000#c">incident-adj2'(e1,e0)</text:a> ↔ <text:s/>i<text:span text:style-name="T1">ncident-</text:span>n1'(e,e0,e1)</text:p>
          <text:p text:style-name="P1"><text:a xlink:type="simple" xlink:href="http://wordnetweb.princeton.edu/perl/webwn?o2=&amp;o0=1&amp;o7=&amp;o5=&amp;o1=1&amp;o6=&amp;o4=&amp;o3=&amp;s=incidental">incidental</text:a>, <text:span text:style-name="T1">incident</text:span> ((sometimes followed by `to') minor or casual or subordinate in significance or nature or occurring as a chance concomitant or consequence) <text:span text:style-name="T2">"incidental expenses"; "the road will bring other incidental advantages"; "extra duties incidental to the job"; "labor problems incidental to a rapid expansion"; "confusion incidental to a quick change"</text:span> </text:p>
          <text:p text:style-name="P1">--------------------------------</text:p>
          <text:p text:style-name="P1">special:</text:p>
        </text:list-item>
        <text:list-item>
          <text:p text:style-name="P3"><text:a xlink:type="simple" xlink:href="http://wordnetweb.princeton.edu/perl/webwn?o2=&amp;o0=1&amp;o7=&amp;o5=&amp;o1=1&amp;o6=&amp;o4=&amp;o3=&amp;s=incident&amp;i=2&amp;h=0000#c">incident-adj1:</text:a> <text:span text:style-name="T1">incident</text:span> (falling or striking of light rays on something) <text:span text:style-name="T2">"incident light"</text:span>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loofar Montazeri</meta:initial-creator>
    <meta:creation-date>2011-02-02T12:09:24.64</meta:creation-date>
    <dc:date>2011-05-05T20:00:28</dc:date>
    <dc:creator>niloofar montazeri</dc:creator>
    <meta:editing-duration>PT3M56S</meta:editing-duration>
    <meta:editing-cycles>2</meta:editing-cycles>
    <meta:generator>OpenOffice.org/3.3$Unix OpenOffice.org_project/330m20$Build-9567</meta:generator>
    <meta:document-statistic meta:table-count="0" meta:image-count="0" meta:object-count="0" meta:page-count="1" meta:paragraph-count="13" meta:word-count="109" meta:character-count="799"/>
  </office:meta>
</office:document-meta>
</file>